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b66c" draw:fill="solid" draw:fill-color="#ffffa6" draw:textarea-horizontal-align="justify" draw:textarea-vertical-align="middle" draw:auto-grow-height="false" fo:min-height="14.054cm" fo:min-width="10.554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3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2.429cm"/>
      <style:paragraph-properties style:writing-mode="lr-tb"/>
    </style:style>
    <style:style style:name="gr4" style:family="graphic" style:parent-style-name="standard" style:list-style-name="L1">
      <style:graphic-properties svg:stroke-color="#00a933" draw:fill-color="#355269" draw:textarea-horizontal-align="justify" draw:textarea-vertical-align="middle" draw:auto-grow-height="false" fo:min-height="1.85cm" fo:min-width="4.55cm"/>
      <style:paragraph-properties style:writing-mode="lr-tb"/>
    </style:style>
    <style:style style:name="gr5" style:family="graphic" style:parent-style-name="standard">
      <style:graphic-properties svg:stroke-color="#158466" draw:fill-color="#bbe33d" draw:textarea-horizontal-align="justify" draw:textarea-vertical-align="middle" draw:auto-grow-height="false" fo:min-height="1.95cm" fo:min-width="3.4cm"/>
      <style:paragraph-properties style:writing-mode="lr-tb"/>
    </style:style>
    <style:style style:name="gr6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3.5cm"/>
      <style:paragraph-properties style:writing-mode="lr-tb"/>
    </style:style>
    <style:style style:name="gr7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3.55cm"/>
      <style:paragraph-properties style:writing-mode="lr-tb"/>
    </style:style>
    <style:style style:name="gr8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2.55cm"/>
      <style:paragraph-properties style:writing-mode="lr-tb"/>
    </style:style>
    <style:style style:name="gr9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3cm"/>
      <style:paragraph-properties style:writing-mode="lr-tb"/>
    </style:style>
    <style:style style:name="gr10" style:family="graphic" style:parent-style-name="standard">
      <style:graphic-properties draw:fill-color="#706e0c" draw:textarea-horizontal-align="justify" draw:textarea-vertical-align="middle" draw:auto-grow-height="false" fo:min-height="2.25cm" fo:min-width="4cm"/>
      <style:paragraph-properties style:writing-mode="lr-tb"/>
    </style:style>
    <style:style style:name="gr11" style:family="graphic" style:parent-style-name="standard">
      <style:graphic-properties svg:stroke-color="#00a933" draw:fill-color="#355269" draw:textarea-horizontal-align="justify" draw:textarea-vertical-align="middle" draw:auto-grow-height="false" fo:min-height="1.75cm" fo:min-width="4.2cm"/>
      <style:paragraph-properties style:writing-mode="lr-tb"/>
    </style:style>
    <style:style style:name="gr12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2.35cm"/>
      <style:paragraph-properties style:writing-mode="lr-tb"/>
    </style:style>
    <style:style style:name="gr13" style:family="graphic" style:parent-style-name="standard">
      <style:graphic-properties svg:stroke-color="#00a933" draw:fill-color="#bbe33d" draw:textarea-horizontal-align="justify" draw:textarea-vertical-align="middle" draw:auto-grow-height="false" fo:min-height="1.25cm" fo:min-width="3cm"/>
      <style:paragraph-properties style:writing-mode="lr-tb"/>
    </style:style>
    <style:style style:name="gr14" style:family="graphic" style:parent-style-name="standard">
      <style:graphic-properties draw:fill-color="#ff4000" draw:textarea-horizontal-align="justify" draw:textarea-vertical-align="middle" draw:auto-grow-height="false" fo:min-height="1.518cm" fo:min-width="2.682cm"/>
      <style:paragraph-properties style:writing-mode="lr-tb"/>
    </style:style>
    <style:style style:name="gr15" style:family="graphic" style:parent-style-name="objectwithoutfill">
      <style:graphic-properties svg:stroke-width="0.1cm" svg:stroke-color="#666666" draw:marker-start-width="0.35cm" draw:marker-end="Pontas_20_das_20_setas_20_1" draw:marker-end-width="0.1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666666" draw:marker-start-width="0.35cm" draw:marker-end="Pontas_20_das_20_setas_20_3" draw:marker-end-width="0.1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666666" draw:marker-start-width="0.35cm" draw:marker-end-width="0.1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3.7cm"/>
      <style:paragraph-properties style:writing-mode="lr-tb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color="#ff8000" draw:fill-color="#ffd428" draw:textarea-horizontal-align="justify" draw:textarea-vertical-align="middle" draw:auto-grow-height="false" fo:min-height="1.24cm" fo:min-width="2.59cm"/>
      <style:paragraph-properties style:writing-mode="lr-tb"/>
    </style:style>
    <style:style style:name="gr21" style:family="graphic" style:parent-style-name="objectwithoutfill">
      <style:graphic-properties svg:stroke-width="0.1cm" svg:stroke-color="#666666" draw:marker-start-width="0.35cm" draw:marker-end="Pontas_20_das_20_setas_20_4" draw:marker-end-width="0.1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666666" draw:marker-start-width="0.35cm" draw:marker-end="Pontas_20_das_20_setas_20_5" draw:marker-end-width="0.1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color="#00a933" draw:fill-color="#bbe33d" draw:textarea-horizontal-align="justify" draw:textarea-vertical-align="middle" draw:auto-grow-height="false" fo:min-height="1.764cm" fo:min-width="3.379cm"/>
      <style:paragraph-properties style:writing-mode="lr-tb"/>
    </style:style>
    <style:style style:name="gr24" style:family="graphic" style:parent-style-name="standard">
      <style:graphic-properties svg:stroke-color="#00a933" draw:fill-color="#bbe33d" draw:textarea-horizontal-align="justify" draw:textarea-vertical-align="middle" draw:auto-grow-height="false" fo:min-height="1.064cm" fo:min-width="3.37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095cm" fo:min-width="5.751cm"/>
      <style:paragraph-properties style:writing-mode="lr-tb"/>
    </style:style>
    <style:style style:name="gr26" style:family="graphic" style:parent-style-name="objectwithoutfill">
      <style:graphic-properties svg:stroke-width="0.1cm" svg:stroke-color="#666666" draw:marker-start-width="0.35cm" draw:marker-end="Pontas_20_das_20_setas_20_6" draw:marker-end-width="0.1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color="#ff8000" draw:fill-color="#ffd428" draw:textarea-horizontal-align="justify" draw:textarea-vertical-align="middle" draw:auto-grow-height="false" fo:min-height="1.375cm" fo:min-width="3.125cm"/>
      <style:paragraph-properties style:writing-mode="lr-tb"/>
    </style:style>
    <style:style style:name="gr28" style:family="graphic" style:parent-style-name="standard">
      <style:graphic-properties draw:fill-color="#999999" draw:textarea-horizontal-align="justify" draw:textarea-vertical-align="middle" draw:auto-grow-height="false" fo:min-height="1.518cm" fo:min-width="2.682cm"/>
      <style:paragraph-properties style:writing-mode="lr-tb"/>
    </style:style>
    <style:style style:name="gr29" style:family="graphic" style:parent-style-name="objectwithoutfill">
      <style:graphic-properties draw:stroke="dash" draw:stroke-dash="Dash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color="#333333" draw:marker-end="Pontas_20_das_20_setas_20_7" draw:marker-end-width="0.3cm" draw:fill="none" draw:textarea-vertical-align="middle"/>
    </style:style>
    <style:style style:name="gr31" style:family="graphic" style:parent-style-name="objectwithoutfill">
      <style:graphic-properties svg:stroke-color="#333333" draw:marker-end="Pontas_20_das_20_setas_20_8" draw:marker-end-width="0.3cm" draw:fill="none" draw:textarea-vertical-align="middle"/>
    </style:style>
    <style:style style:name="gr32" style:family="graphic" style:parent-style-name="objectwithoutfill">
      <style:graphic-properties svg:stroke-color="#333333" draw:marker-end="Pontas_20_das_20_setas_20_9" draw:marker-end-width="0.3cm" draw:fill="none" draw:textarea-vertical-align="middle"/>
    </style:style>
    <style:style style:name="gr33" style:family="graphic" style:parent-style-name="objectwithoutfill">
      <style:graphic-properties svg:stroke-color="#333333" draw:marker-end="Pontas_20_das_20_setas_20_10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5" style:family="graphic" style:parent-style-name="objectwithoutfill">
      <style:graphic-properties svg:stroke-width="0.1cm" svg:stroke-color="#333333" draw:marker-start-width="0.35cm" draw:marker-end="Pontas_20_das_20_setas_20_12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333333" draw:marker-start-width="0.35cm" draw:marker-end="Pontas_20_das_20_setas_20_13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333333" draw:marker-start-width="0.35cm" draw:marker-end="Pontas_20_das_20_setas_20_14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standard" style:list-style-name="L1">
      <style:graphic-properties svg:stroke-color="#ff8000" draw:fill-color="#ffd428" draw:textarea-horizontal-align="justify" draw:textarea-vertical-align="middle" draw:auto-grow-height="false" fo:min-height="1.764cm" fo:min-width="3.379cm"/>
      <style:paragraph-properties style:writing-mode="lr-tb"/>
    </style:style>
    <style:style style:name="gr39" style:family="graphic" style:parent-style-name="standard">
      <style:graphic-properties draw:fill-color="#706e0c" draw:textarea-horizontal-align="justify" draw:textarea-vertical-align="middle" draw:auto-grow-height="false" fo:min-height="2.25cm" fo:min-width="4cm"/>
    </style:style>
    <style:style style:name="gr40" style:family="graphic" style:parent-style-name="objectwithoutfill">
      <style:graphic-properties svg:stroke-width="0.1cm" svg:stroke-color="#333333" draw:marker-start-width="0.35cm" draw:marker-end="Pontas_20_das_20_setas_20_15" draw:marker-end-width="0.45cm" draw:fill="none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cm" svg:stroke-color="#333333" draw:marker-start-width="0.35cm" draw:marker-end="Pontas_20_das_20_setas_20_16" draw:marker-end-width="0.45cm" draw:fill="none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1cm" svg:stroke-color="#333333" draw:marker-start-width="0.35cm" draw:marker-end="Pontas_20_das_20_setas_20_17" draw:marker-end-width="0.4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color="#333333" draw:marker-end="Pontas_20_das_20_setas_20_18" draw:marker-end-width="0.3cm" draw:fill="none" draw:textarea-vertical-align="middle"/>
    </style:style>
    <style:style style:name="gr44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45" style:family="graphic" style:parent-style-name="objectwithoutfill">
      <style:graphic-properties draw:marker-end="Pontas_20_das_20_setas_20_20" draw:marker-end-width="0.3cm" draw:fill="none" draw:textarea-vertical-align="middle"/>
    </style:style>
    <style:style style:name="P1" style:family="paragraph">
      <loext:graphic-properties draw:fill="solid" draw:fill-color="#ffffa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style:font-name="Arial" fo:font-weight="bold" style:font-weight-asian="bold" style:font-weight-complex="bold"/>
    </style:style>
    <style:style style:name="P4" style:family="paragraph">
      <style:paragraph-properties fo:text-align="center"/>
      <style:text-properties style:font-name="Arial"/>
    </style:style>
    <style:style style:name="P5" style:family="paragraph">
      <loext:graphic-properties draw:fill-color="#bbe33d"/>
      <style:paragraph-properties fo:text-align="center"/>
      <style:text-properties style:font-name="Arial"/>
    </style:style>
    <style:style style:name="P6" style:family="paragraph">
      <style:paragraph-properties fo:text-align="center"/>
      <style:text-properties fo:color="#ffff00" loext:opacity="100%" style:font-name="Arial" fo:font-size="18pt" style:letter-kerning="true" style:font-name-asian="Microsoft YaHei" style:font-size-asian="18pt" style:font-name-complex="Lucida Sans" style:font-size-complex="18pt"/>
    </style:style>
    <style:style style:name="P7" style:family="paragraph">
      <loext:graphic-properties draw:fill-color="#355269"/>
      <style:paragraph-properties fo:text-align="center"/>
      <style:text-properties fo:color="#ffff00" loext:opacity="100%" style:font-name="Arial" fo:font-size="18pt" style:letter-kerning="true" style:font-name-asian="Microsoft YaHei" style:font-size-asian="18pt" style:font-name-complex="Lucida Sans" style:font-size-complex="18pt"/>
    </style:style>
    <style:style style:name="P8" style:family="paragraph">
      <loext:graphic-properties draw:fill-color="#706e0c"/>
      <style:paragraph-properties fo:text-align="center"/>
      <style:text-properties fo:color="#ffffff" loext:opacity="100%" style:font-name="Arial" fo:font-weight="bold" style:font-weight-asian="bold" style:font-weight-complex="bold"/>
    </style:style>
    <style:style style:name="P9" style:family="paragraph">
      <style:paragraph-properties fo:text-align="center"/>
      <style:text-properties fo:color="#ffff00" loext:opacity="100%" style:font-name="Arial"/>
    </style:style>
    <style:style style:name="P10" style:family="paragraph">
      <loext:graphic-properties draw:fill-color="#355269"/>
      <style:paragraph-properties fo:text-align="center"/>
      <style:text-properties fo:color="#ffff00" loext:opacity="100%" style:font-name="Arial"/>
    </style:style>
    <style:style style:name="P11" style:family="paragraph">
      <loext:graphic-properties draw:fill-color="#ff4000"/>
      <style:paragraph-properties fo:text-align="center"/>
      <style:text-properties fo:color="#ffff00" loext:opacity="100%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color="#ff4000" loext:opacity="100%" style:font-name="Arial" fo:font-weight="bold" style:font-weight-asian="bold" style:font-weight-complex="bold"/>
    </style:style>
    <style:style style:name="P14" style:family="paragraph">
      <loext:graphic-properties draw:fill-color="#ffd428"/>
      <style:paragraph-properties fo:text-align="center"/>
      <style:text-properties fo:color="#ff4000" loext:opacity="100%" style:font-name="Arial" fo:font-weight="bold" style:font-weight-asian="bold" style:font-weight-complex="bold"/>
    </style:style>
    <style:style style:name="P15" style:family="paragraph">
      <style:paragraph-properties fo:text-align="center"/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color="#333333" loext:opacity="100%" fo:font-weight="bold" style:font-weight-asian="bold" style:font-weight-complex="bold"/>
    </style:style>
    <style:style style:name="P17" style:family="paragraph">
      <loext:graphic-properties draw:fill-color="#999999"/>
      <style:paragraph-properties fo:text-align="center"/>
      <style:text-properties fo:color="#333333" loext:opacity="100%" fo:font-weight="bold" style:font-weight-asian="bold" style:font-weight-complex="bold"/>
    </style:style>
    <style:style style:name="P18" style:family="paragraph">
      <style:text-properties fo:color="#800080" loext:opacity="100%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800080" loext:opacity="100%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center"/>
      <style:text-properties fo:color="#333333" loext:opacity="100%" style:font-name="Arial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21" style:family="paragraph">
      <loext:graphic-properties draw:fill-color="#ffd428"/>
      <style:paragraph-properties fo:text-align="center"/>
      <style:text-properties fo:color="#333333" loext:opacity="100%" style:font-name="Arial" fo:font-weight="bold" style:font-weight-asian="bold" style:font-weight-complex="bold"/>
    </style:style>
    <style:style style:name="P22" style:family="paragraph">
      <loext:graphic-properties draw:fill-color="#ffd428"/>
      <style:paragraph-properties fo:text-align="center"/>
      <style:text-properties fo:color="#333333" loext:opacity="100%" style:font-name="Arial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1" style:family="text">
      <style:text-properties fo:color="#ffffff" loext:opacity="100%" style:font-name="Arial"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fo:color="#ffff00" loext:opacity="100%" style:font-name="Arial"/>
    </style:style>
    <style:style style:name="T4" style:family="text">
      <style:text-properties fo:color="#ffff00" loext:opacity="100%"/>
    </style:style>
    <style:style style:name="T5" style:family="text">
      <style:text-properties fo:color="#ff4000" loext:opacity="100%" style:font-name="Arial" fo:font-weight="bold" style:font-weight-asian="bold" style:font-weight-complex="bold"/>
    </style:style>
    <style:style style:name="T6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 loext:opacity="100%" fo:font-weight="bold" style:font-weight-asian="bold" style:font-weight-complex="bold"/>
    </style:style>
    <style:style style:name="T8" style:family="text">
      <style:text-properties fo:color="#800080" loext:opacity="100%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3333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2.25cm" svg:height="15.5cm" svg:x="28.7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4.5cm" svg:height="2.5cm" svg:x="7cm" svg:y="16.25cm">
          <text:p text:style-name="P2"><text:span text:style-name="T1">RESIDÊNCI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5cm" svg:height="2.5cm" svg:x="34.35cm" svg:y="9.5cm">
          <text:p text:style-name="P2"><text:span text:style-name="T1">VALO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2.929cm" svg:height="1.25cm" svg:x="35.1cm" svg:y="17.486cm">
          <text:p text:style-name="P4"><text:span text:style-name="T2">Atras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8" draw:id="id8" draw:layer="layout" svg:width="5.05cm" svg:height="2.1cm" svg:x="34.05cm" svg:y="6.7cm">
          <text:p text:style-name="P6">Parcelamento</text:p>
          <draw:enhanced-geometry svg:viewBox="0 0 21600 21600" draw:type="rectangle" draw:enhanced-path="M 0 0 L 21600 0 21600 21600 0 21600 0 0 Z N"/>
        </draw:custom-shape>
        <draw:custom-shape draw:style-name="gr5" draw:text-style-name="P5" xml:id="id25" draw:id="id25" draw:layer="layout" svg:width="3.9cm" svg:height="2.2cm" svg:x="1.55cm" svg:y="16.35cm">
          <text:p text:style-name="P4"><text:span text:style-name="T2">Alteração</text:span></text:p>
          <text:p text:style-name="P4"><text:span text:style-name="T2">de endereç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5cm" svg:height="2.5cm" svg:x="6.2cm" svg:y="6.4cm">
          <text:p text:style-name="P2"><text:span text:style-name="T1">CONTATO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cm" svg:height="1.25cm" svg:x="10.5cm" svg:y="8cm">
          <text:p text:style-name="P4"><text:span text:style-name="T2">Celula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5cm" svg:height="1.25cm" svg:x="10.55cm" svg:y="6.5cm">
          <text:p text:style-name="P4"><text:span text:style-name="T2">Telefone Fixo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05cm" svg:height="1.25cm" svg:x="7.2cm" svg:y="8.7cm">
          <text:p text:style-name="P4"><text:span text:style-name="T2">Ema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5cm" svg:height="2.5cm" svg:x="17.4cm" svg:y="14.45cm">
          <text:p text:style-name="P2"><text:span text:style-name="T1">SERVIÇO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05cm" svg:height="1.25cm" svg:x="20.2cm" svg:y="13.3cm">
          <text:p text:style-name="P4"><text:span text:style-name="T2">Adesão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05cm" svg:height="1.25cm" svg:x="16.45cm" svg:y="13.3cm">
          <text:p text:style-name="P4"><text:span text:style-name="T2">Cort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5cm" svg:height="1.25cm" svg:x="17.95cm" svg:y="16.8cm">
          <text:p text:style-name="P4"><text:span text:style-name="T2">Religaçã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4" draw:id="id4" draw:layer="layout" svg:width="4.5cm" svg:height="2.5cm" svg:x="6.2cm" svg:y="2.1cm">
          <text:p text:style-name="P2"><text:span text:style-name="T1">IDENTIDAD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7" draw:id="id7" draw:layer="layout" svg:width="4.7cm" svg:height="2cm" svg:x="34.2cm" svg:y="12.55cm">
          <text:p text:style-name="P9"><text:span text:style-name="T3">Paga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0" draw:id="id20" draw:layer="layout" svg:width="2.85cm" svg:height="1.25cm" svg:x="12.9cm" svg:y="1.25cm">
          <text:p text:style-name="P4"><text:span text:style-name="T2">CPF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1" draw:id="id21" draw:layer="layout" svg:width="2.85cm" svg:height="1.25cm" svg:x="12.9cm" svg:y="2.75cm">
          <text:p text:style-name="P4"><text:span text:style-name="T2">CNPJ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26" draw:id="id26" draw:layer="layout" svg:width="3.5cm" svg:height="1.5cm" svg:x="7.5cm" svg:y="19.5cm">
          <text:p text:style-name="P4"><text:span text:style-name="T2">Ligação</text:span></text:p>
          <text:p text:style-name="P4"><text:span text:style-name="T2">(Status)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2" draw:id="id2" draw:layer="layout" svg:width="4.5cm" svg:height="2.5cm" svg:x="13.75cm" svg:y="9.5cm">
          <text:p text:style-name="P2"><text:span text:style-name="T4">CONSUM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2" draw:layer="layout" svg:x1="11.5cm" svg:y1="17.5cm" svg:x2="13.75cm" svg:y2="10.75cm" draw:start-shape="id1" draw:start-glue-point="1" draw:end-shape="id2" draw:end-glue-point="6" svg:d="M11500 17500h1125v-6750h1125" svg:viewBox="0 0 2251 6751">
          <text:p/>
        </draw:connector>
        <draw:connector draw:style-name="gr16" draw:text-style-name="P12" draw:layer="layout" svg:x1="16cm" svg:y1="12cm" svg:x2="17.4cm" svg:y2="15.7cm" draw:start-shape="id2" draw:start-glue-point="8" draw:end-shape="id3" draw:end-glue-point="3" svg:d="M16000 12000v3700h1400" svg:viewBox="0 0 1401 3701">
          <text:p/>
        </draw:connector>
        <draw:connector draw:style-name="gr17" draw:text-style-name="P12" draw:layer="layout" draw:type="line" svg:x1="8.45cm" svg:y1="4.6cm" svg:x2="8.45cm" svg:y2="6.4cm" draw:start-shape="id4" draw:start-glue-point="2" draw:end-shape="id5" draw:end-glue-point="0" svg:d="M8450 4600v1800" svg:viewBox="0 0 1 1801">
          <text:p/>
        </draw:connector>
        <draw:custom-shape draw:style-name="gr2" draw:text-style-name="P3" xml:id="id9" draw:id="id9" draw:layer="layout" svg:width="4.5cm" svg:height="2.5cm" svg:x="21.25cm" svg:y="5.45cm">
          <text:p text:style-name="P2"><text:span text:style-name="T1">LEITURA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17" draw:id="id17" draw:layer="layout" svg:width="4.2cm" svg:height="1.25cm" svg:x="21.4cm" svg:y="10.1cm">
          <text:p text:style-name="P4"><text:span text:style-name="T2">Comunicar</text:span>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line" svg:x1="36.6cm" svg:y1="12cm" svg:x2="36.55cm" svg:y2="12.55cm" draw:start-shape="id6" draw:start-glue-point="2" draw:end-shape="id7" draw:end-glue-point="0" svg:d="M36600 12000l-50 550" svg:viewBox="0 0 51 551">
          <text:p/>
        </draw:connector>
        <draw:connector draw:style-name="gr19" draw:text-style-name="P12" draw:layer="layout" draw:type="line" svg:x1="36.6cm" svg:y1="9.5cm" svg:x2="36.575cm" svg:y2="8.8cm" draw:start-shape="id6" draw:start-glue-point="0" draw:end-shape="id8" draw:end-glue-point="2" svg:d="M36600 9500l-25-700" svg:viewBox="0 0 26 701">
          <text:p/>
        </draw:connector>
        <draw:custom-shape draw:style-name="gr20" draw:text-style-name="P14" xml:id="id10" draw:id="id10" draw:layer="layout" svg:width="3.25cm" svg:height="1.65cm" svg:x="27.15cm" svg:y="1.1cm">
          <text:p text:style-name="P13"><text:span text:style-name="T5">TARIF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2" draw:layer="layout" draw:type="line" svg:x1="25.75cm" svg:y1="6.7cm" svg:x2="27.15cm" svg:y2="1.925cm" draw:start-shape="id9" draw:start-glue-point="1" draw:end-shape="id10" draw:end-glue-point="3" svg:d="M25750 6700l1400-4775" svg:viewBox="0 0 1401 4776">
          <text:p/>
        </draw:connector>
        <draw:connector draw:style-name="gr17" draw:text-style-name="P12" draw:layer="layout" draw:type="line" svg:x1="30.4cm" svg:y1="1.925cm" svg:x2="34.35cm" svg:y2="10.75cm" draw:start-shape="id10" draw:start-glue-point="1" draw:end-shape="id6" draw:end-glue-point="3" svg:d="M30400 1925l3950 8825" svg:viewBox="0 0 3951 8826">
          <text:p/>
        </draw:connector>
        <draw:connector draw:style-name="gr21" draw:text-style-name="P12" draw:layer="layout" svg:x1="18.25cm" svg:y1="10.75cm" svg:x2="21.25cm" svg:y2="6.7cm" draw:start-shape="id2" draw:start-glue-point="10" draw:end-shape="id9" draw:end-glue-point="3" svg:d="M18250 10750h1501v-4050h1499" svg:viewBox="0 0 3001 4051">
          <text:p/>
        </draw:connector>
        <draw:connector draw:style-name="gr22" draw:text-style-name="P12" draw:layer="layout" draw:line-skew="-1.199cm 1.475cm" svg:x1="6.2cm" svg:y1="3.35cm" svg:x2="9.25cm" svg:y2="16.25cm" draw:start-shape="id4" draw:start-glue-point="3" draw:end-shape="id1" draw:end-glue-point="0" svg:d="M6200 3350h-1700v8550h4750v4350" svg:viewBox="0 0 4751 12901">
          <text:p/>
        </draw:connector>
        <draw:custom-shape draw:style-name="gr23" draw:text-style-name="P5" xml:id="id18" draw:id="id18" draw:layer="layout" svg:width="3.879cm" svg:height="2.014cm" svg:x="29.25cm" svg:y="11.586cm">
          <text:p text:style-name="P4"><text:span text:style-name="T2">Débito</text:span></text:p>
          <text:p text:style-name="P4"><text:span text:style-name="T2">Automático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19" draw:id="id19" draw:layer="layout" svg:width="3.879cm" svg:height="1.314cm" svg:x="29.25cm" svg:y="13.786cm">
          <text:p text:style-name="P4"><text:span text:style-name="T2">Pix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2" draw:id="id12" draw:layer="layout" svg:width="6.25cm" svg:height="3.75cm" svg:x="31.5cm" svg:y="21.15cm">
          <text:p text:style-name="P2"><text:span text:style-name="T6">DÉBITO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xml:id="id22" draw:id="id22" draw:layer="layout" svg:width="2.85cm" svg:height="1.25cm" svg:x="12.85cm" svg:y="4.25cm">
          <text:p text:style-name="P4"><text:span text:style-name="T2">RG</text:span></text:p>
          <draw:enhanced-geometry svg:viewBox="0 0 21600 21600" draw:type="rectangle" draw:enhanced-path="M 0 0 L 21600 0 21600 21600 0 21600 0 0 Z N"/>
        </draw:custom-shape>
        <draw:connector draw:style-name="gr26" draw:text-style-name="P12" draw:layer="layout" draw:line-skew="0.971cm" svg:x1="38.029cm" svg:y1="18.111cm" svg:x2="37.75cm" svg:y2="23.025cm" draw:start-shape="id11" draw:start-glue-point="1" draw:end-shape="id12" draw:end-glue-point="8" svg:d="M38029 18111h1471v4914h-1750" svg:viewBox="0 0 1751 4915">
          <text:p/>
        </draw:connector>
        <draw:custom-shape draw:style-name="gr27" draw:text-style-name="P14" xml:id="id13" draw:id="id13" draw:layer="layout" svg:width="3.799cm" svg:height="1.799cm" svg:x="34.651cm" svg:y="15.201cm">
          <text:p text:style-name="P13"><text:span text:style-name="T5">PRAZ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draw:type="line" svg:x1="36.55cm" svg:y1="14.55cm" svg:x2="36.55cm" svg:y2="15.201cm" draw:start-shape="id7" draw:start-glue-point="2" draw:end-shape="id13" draw:end-glue-point="0" svg:d="M36550 14550v651" svg:viewBox="0 0 1 652">
          <text:p/>
        </draw:connector>
        <draw:connector draw:style-name="gr19" draw:text-style-name="P12" draw:layer="layout" draw:type="line" svg:x1="36.55cm" svg:y1="17cm" svg:x2="36.564cm" svg:y2="17.486cm" draw:start-shape="id13" draw:start-glue-point="2" draw:end-shape="id11" draw:end-glue-point="0" svg:d="M36550 17000l14 486" svg:viewBox="0 0 15 487">
          <text:p/>
        </draw:connector>
        <draw:custom-shape draw:style-name="gr28" draw:text-style-name="P17" xml:id="id14" draw:id="id14" draw:layer="layout" svg:width="4.5cm" svg:height="2.5cm" svg:x="18.851cm" svg:y="20.801cm">
          <text:p text:style-name="P16"><text:span text:style-name="T7">TEM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2" draw:layer="layout" draw:type="curve" svg:x1="23.351cm" svg:y1="22.051cm" svg:x2="34.651cm" svg:y2="16.1cm" draw:start-shape="id14" draw:start-glue-point="10" draw:end-shape="id13" draw:end-glue-point="3" svg:d="M23351 22051c8475 0 2825-5951 11300-5951" svg:viewBox="0 0 11301 5952">
          <text:p/>
        </draw:connector>
        <draw:custom-shape draw:style-name="gr28" draw:text-style-name="P17" xml:id="id15" draw:id="id15" draw:layer="layout" svg:width="4.5cm" svg:height="2.5cm" svg:x="15.052cm" svg:y="22.902cm">
          <text:p text:style-name="P16"><text:span text:style-name="T7">LOC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2" draw:layer="layout" draw:type="curve" svg:x1="17.302cm" svg:y1="22.902cm" svg:x2="11.5cm" svg:y2="17.5cm" draw:start-shape="id15" draw:start-glue-point="4" draw:end-shape="id1" draw:end-glue-point="1" svg:d="M17302 22902c0-3602-1934-5402-5802-5402" svg:viewBox="0 0 5803 5403">
          <text:p/>
        </draw:connector>
        <draw:custom-shape draw:style-name="gr18" draw:text-style-name="P5" xml:id="id16" draw:id="id16" draw:layer="layout" svg:width="4.2cm" svg:height="1.25cm" svg:x="21.4cm" svg:y="1.1cm">
          <text:p text:style-name="P4"><text:span text:style-name="T2">Retificar</text:span></text:p>
          <draw:enhanced-geometry svg:viewBox="0 0 21600 21600" draw:type="rectangle" draw:enhanced-path="M 0 0 L 21600 0 21600 21600 0 21600 0 0 Z N"/>
        </draw:custom-shape>
        <draw:connector draw:style-name="gr30" draw:text-style-name="P12" draw:layer="layout" draw:type="line" svg:x1="23.5cm" svg:y1="2.35cm" svg:x2="23.5cm" svg:y2="5.45cm" draw:start-shape="id16" draw:end-shape="id9" draw:end-glue-point="0" svg:d="M23500 2350v3100" svg:viewBox="0 0 1 3101">
          <text:p/>
        </draw:connector>
        <draw:connector draw:style-name="gr31" draw:text-style-name="P12" draw:layer="layout" draw:type="line" svg:x1="23.5cm" svg:y1="10.1cm" svg:x2="23.5cm" svg:y2="7.95cm" draw:start-shape="id17" draw:start-glue-point="0" draw:end-shape="id9" draw:end-glue-point="2" svg:d="M23500 10100v-2150" svg:viewBox="0 0 1 2151">
          <text:p/>
        </draw:connector>
        <draw:connector draw:style-name="gr32" draw:text-style-name="P12" draw:layer="layout" svg:x1="34.2cm" svg:y1="13.55cm" svg:x2="33.129cm" svg:y2="12.593cm" draw:start-shape="id7" draw:start-glue-point="3" draw:end-shape="id18" draw:end-glue-point="1" svg:d="M34200 13550h-536v-957h-535" svg:viewBox="0 0 1072 958">
          <text:p/>
        </draw:connector>
        <draw:connector draw:style-name="gr33" draw:text-style-name="P12" draw:layer="layout" svg:x1="34.2cm" svg:y1="13.55cm" svg:x2="33.129cm" svg:y2="14.443cm" draw:start-shape="id7" draw:start-glue-point="3" draw:end-shape="id19" draw:end-glue-point="1" svg:d="M34200 13550h-536v893h-535" svg:viewBox="0 0 1072 894">
          <text:p/>
        </draw:connector>
        <draw:frame draw:style-name="gr34" draw:text-style-name="P19" draw:layer="layout" svg:width="4.439cm" svg:height="1.517cm" svg:x="33.1cm" svg:y="4.5cm">
          <draw:text-box>
            <text:p text:style-name="P18"><text:span text:style-name="T8">CONTA</text:span></text:p>
          </draw:text-box>
        </draw:frame>
        <draw:custom-shape draw:style-name="gr20" draw:text-style-name="P21" draw:layer="layout" svg:width="3.879cm" svg:height="2.014cm" svg:x="26.75cm" svg:y="8.286cm">
          <text:p text:style-name="P20"><text:span text:style-name="T9">Mes de</text:span><text:span text:style-name="T9"><text:line-break/></text:span><text:span text:style-name="T9">Referência</text:span></text:p>
          <draw:enhanced-geometry svg:viewBox="0 0 21600 21600" draw:type="rectangle" draw:enhanced-path="M 0 0 L 21600 0 21600 21600 0 21600 0 0 Z N"/>
        </draw:custom-shape>
        <draw:connector draw:style-name="gr35" draw:text-style-name="P12" draw:layer="layout" svg:x1="10.7cm" svg:y1="3.35cm" svg:x2="12.9cm" svg:y2="1.875cm" draw:start-shape="id4" draw:start-glue-point="1" draw:end-shape="id20" draw:end-glue-point="3" svg:d="M10700 3350h1100v-1475h1100" svg:viewBox="0 0 2201 1476">
          <text:p/>
        </draw:connector>
        <draw:connector draw:style-name="gr36" draw:text-style-name="P12" draw:layer="layout" svg:x1="10.7cm" svg:y1="3.35cm" svg:x2="12.9cm" svg:y2="3.375cm" draw:start-shape="id4" draw:start-glue-point="1" draw:end-shape="id21" svg:d="M10700 3350h1100v25h1100" svg:viewBox="0 0 2201 26">
          <text:p/>
        </draw:connector>
        <draw:connector draw:style-name="gr37" draw:text-style-name="P12" draw:layer="layout" svg:x1="10.7cm" svg:y1="3.35cm" svg:x2="12.85cm" svg:y2="4.875cm" draw:start-shape="id4" draw:start-glue-point="1" draw:end-shape="id22" draw:end-glue-point="3" svg:d="M10700 3350h1075v1525h1075" svg:viewBox="0 0 2151 1526">
          <text:p/>
        </draw:connector>
        <draw:custom-shape draw:style-name="gr38" draw:text-style-name="P22" xml:id="id24" draw:id="id24" draw:layer="layout" svg:width="3.879cm" svg:height="2.014cm" svg:x="26.75cm" svg:y="5.686cm">
          <text:p text:style-name="P20"><text:span text:style-name="T9">Nº do</text:span><text:span text:style-name="T9"><text:line-break/></text:span><text:span text:style-name="T9">Client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xml:id="id23" draw:id="id23" draw:layer="layout" svg:width="0.5cm" svg:height="0.5cm" svg:x="18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2" draw:layer="layout" svg:x1="15.75cm" svg:y1="1.875cm" svg:x2="18.5cm" svg:y2="3.35cm" draw:start-shape="id20" draw:start-glue-point="1" draw:end-shape="id23" draw:end-glue-point="6" svg:d="M15750 1875h1375v1475h1375" svg:viewBox="0 0 2751 1476">
          <text:p/>
        </draw:connector>
        <draw:connector draw:style-name="gr41" draw:text-style-name="P12" draw:layer="layout" svg:x1="15.75cm" svg:y1="3.375cm" svg:x2="18.5cm" svg:y2="3.35cm" draw:start-shape="id21" draw:start-glue-point="1" draw:end-shape="id23" draw:end-glue-point="6" svg:d="M15750 3375h1375v-25h1375" svg:viewBox="0 0 2751 26">
          <text:p/>
        </draw:connector>
        <draw:connector draw:style-name="gr42" draw:text-style-name="P12" draw:layer="layout" svg:x1="15.7cm" svg:y1="4.875cm" svg:x2="18.5cm" svg:y2="3.35cm" draw:start-shape="id22" draw:start-glue-point="1" draw:end-shape="id23" draw:end-glue-point="6" svg:d="M15700 4875h1400v-1525h1400" svg:viewBox="0 0 2801 1526">
          <text:p/>
        </draw:connector>
        <draw:connector draw:style-name="gr43" draw:text-style-name="P12" draw:layer="layout" svg:x1="19cm" svg:y1="3.35cm" svg:x2="28.689cm" svg:y2="5.686cm" draw:start-shape="id23" draw:start-glue-point="10" draw:end-shape="id24" draw:end-glue-point="0" svg:d="M19000 3350h9689v2336" svg:viewBox="0 0 9690 2337">
          <text:p/>
        </draw:connector>
        <draw:connector draw:style-name="gr44" draw:text-style-name="P12" draw:layer="layout" svg:x1="7cm" svg:y1="17.5cm" svg:x2="5.45cm" svg:y2="17.45cm" draw:start-shape="id1" draw:start-glue-point="3" draw:end-shape="id25" draw:end-glue-point="1" svg:d="M7000 17500h-775v-50h-775" svg:viewBox="0 0 1551 51">
          <text:p/>
        </draw:connector>
        <draw:connector draw:style-name="gr45" draw:text-style-name="P12" draw:layer="layout" svg:x1="9.25cm" svg:y1="18.75cm" svg:x2="9.25cm" svg:y2="19.5cm" draw:start-shape="id1" draw:start-glue-point="2" draw:end-shape="id26" draw:end-glue-point="0" svg:d="M9250 18750v750" svg:viewBox="0 0 1 7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7T14:43:48.134000000</meta:creation-date>
    <dc:date>2022-08-17T20:08:01.680000000</dc:date>
    <meta:editing-duration>PT41M51S</meta:editing-duration>
    <meta:editing-cycles>13</meta:editing-cycles>
    <meta:generator>LibreOffice/7.0.1.2$Windows_X86_64 LibreOffice_project/7cbcfc562f6eb6708b5ff7d7397325de9e764452</meta:generator>
    <meta:document-statistic meta:object-count="62"/>
  </office:meta>
</office:document-meta>
</file>